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3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end" fo:margin-right="0cm"/>
    </style:style>
    <style:style style:name="ce4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5" style:family="table-cell" style:parent-style-name="_21315__20998__20301__91_0_93_" style:data-style-name="N33">
      <style:table-cell-properties fo:border="thin solid #000000"/>
    </style:style>
    <style:style style:name="ce6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top" fo:wrap-option="wrap" style:repeat-content="false"/>
      <style:paragraph-properties fo:text-align="end" fo:margin-right="0cm"/>
    </style:style>
    <style:style style:name="ce9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38666666666667cm" style:use-optimal-column-width="true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3.175cm" style:use-optimal-column-width="true"/>
    </style:style>
    <style:style style:name="co9" style:family="table-column">
      <style:table-column-properties fo:break-before="auto" style:column-width="1.69333333333333cm" style:use-optimal-column-width="true"/>
    </style:style>
    <style:style style:name="co10" style:family="table-column">
      <style:table-column-properties fo:break-before="auto" style:column-width="3.06916666666667cm" style:use-optimal-column-width="true"/>
    </style:style>
    <style:style style:name="co11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0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臺北市<text:span text:style-name="T1">100</text:span>年底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4">
            <text:p>區　別</text:p>
          </table:table-cell>
          <table:table-cell office:value-type="string" table:number-columns-spanned="1" table:number-rows-spanned="2" table:style-name="ce16">
            <text:p>戶　數</text:p>
          </table:table-cell>
          <table:table-cell office:value-type="string" table:number-columns-spanned="3" table:number-rows-spanned="1" table:style-name="ce1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99879" table:style-name="ce3">
            <text:p><text:s/>999,879<text:s/></text:p>
          </table:table-cell>
          <table:table-cell office:value-type="float" office:value="2650968" table:style-name="ce4">
            <text:p><text:s/>2,650,968<text:s/></text:p>
          </table:table-cell>
          <table:table-cell office:value-type="float" office:value="1276343" table:style-name="ce5">
            <text:p><text:s/>1,276,343<text:s/></text:p>
          </table:table-cell>
          <table:table-cell office:value-type="float" office:value="1374625" table:style-name="ce6">
            <text:p><text:s/>1,374,62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8741" table:style-name="ce3">
            <text:p><text:s/>78,741<text:s/></text:p>
          </table:table-cell>
          <table:table-cell office:value-type="float" office:value="209948" table:style-name="ce4">
            <text:p><text:s/>209,948<text:s/></text:p>
          </table:table-cell>
          <table:table-cell office:value-type="float" office:value="99411" table:style-name="ce5">
            <text:p><text:s/>99,411<text:s/></text:p>
          </table:table-cell>
          <table:table-cell office:value-type="float" office:value="110537" table:style-name="ce6">
            <text:p><text:s/>110,537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6807" table:style-name="ce3">
            <text:p><text:s/>86,807<text:s/></text:p>
          </table:table-cell>
          <table:table-cell office:value-type="float" office:value="226541" table:style-name="ce4">
            <text:p><text:s/>226,541<text:s/></text:p>
          </table:table-cell>
          <table:table-cell office:value-type="float" office:value="108955" table:style-name="ce5">
            <text:p><text:s/>108,955<text:s/></text:p>
          </table:table-cell>
          <table:table-cell office:value-type="float" office:value="117586" table:style-name="ce6">
            <text:p><text:s/>117,58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8069" table:style-name="ce3">
            <text:p><text:s/>118,069<text:s/></text:p>
          </table:table-cell>
          <table:table-cell office:value-type="float" office:value="313846" table:style-name="ce4">
            <text:p><text:s/>313,846<text:s/></text:p>
          </table:table-cell>
          <table:table-cell office:value-type="float" office:value="147546" table:style-name="ce5">
            <text:p><text:s/>147,546<text:s/></text:p>
          </table:table-cell>
          <table:table-cell office:value-type="float" office:value="166300" table:style-name="ce6">
            <text:p><text:s/>166,30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3960" table:style-name="ce3">
            <text:p><text:s/>93,960<text:s/></text:p>
          </table:table-cell>
          <table:table-cell office:value-type="float" office:value="224102" table:style-name="ce4">
            <text:p><text:s/>224,102<text:s/></text:p>
          </table:table-cell>
          <table:table-cell office:value-type="float" office:value="105240" table:style-name="ce5">
            <text:p><text:s/>105,240<text:s/></text:p>
          </table:table-cell>
          <table:table-cell office:value-type="float" office:value="118862" table:style-name="ce6">
            <text:p><text:s/>118,862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3143" table:style-name="ce3">
            <text:p><text:s/>63,143<text:s/></text:p>
          </table:table-cell>
          <table:table-cell office:value-type="float" office:value="161449" table:style-name="ce4">
            <text:p><text:s/>161,449<text:s/></text:p>
          </table:table-cell>
          <table:table-cell office:value-type="float" office:value="77766" table:style-name="ce5">
            <text:p><text:s/>77,766<text:s/></text:p>
          </table:table-cell>
          <table:table-cell office:value-type="float" office:value="83683" table:style-name="ce6">
            <text:p><text:s/>83,683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8508" table:style-name="ce3">
            <text:p><text:s/>48,508<text:s/></text:p>
          </table:table-cell>
          <table:table-cell office:value-type="float" office:value="126640" table:style-name="ce4">
            <text:p><text:s/>126,640<text:s/></text:p>
          </table:table-cell>
          <table:table-cell office:value-type="float" office:value="62284" table:style-name="ce5">
            <text:p><text:s/>62,284<text:s/></text:p>
          </table:table-cell>
          <table:table-cell office:value-type="float" office:value="64356" table:style-name="ce6">
            <text:p><text:s/>64,35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5235" table:style-name="ce3">
            <text:p><text:s/>75,235<text:s/></text:p>
          </table:table-cell>
          <table:table-cell office:value-type="float" office:value="190855" table:style-name="ce4">
            <text:p><text:s/>190,855<text:s/></text:p>
          </table:table-cell>
          <table:table-cell office:value-type="float" office:value="94865" table:style-name="ce5">
            <text:p><text:s/>94,865<text:s/></text:p>
          </table:table-cell>
          <table:table-cell office:value-type="float" office:value="95990" table:style-name="ce6">
            <text:p><text:s/>95,99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9098" table:style-name="ce3">
            <text:p><text:s/>99,098<text:s/></text:p>
          </table:table-cell>
          <table:table-cell office:value-type="float" office:value="266442" table:style-name="ce4">
            <text:p><text:s/>266,442<text:s/></text:p>
          </table:table-cell>
          <table:table-cell office:value-type="float" office:value="128894" table:style-name="ce5">
            <text:p><text:s/>128,894<text:s/></text:p>
          </table:table-cell>
          <table:table-cell office:value-type="float" office:value="137548" table:style-name="ce6">
            <text:p><text:s/>137,548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2923" table:style-name="ce4">
            <text:p><text:s/>42,923<text:s/></text:p>
          </table:table-cell>
          <table:table-cell office:value-type="float" office:value="116131" table:style-name="ce4">
            <text:p><text:s/>116,131<text:s/></text:p>
          </table:table-cell>
          <table:table-cell office:value-type="float" office:value="57055" table:style-name="ce7">
            <text:p><text:s/>57,055<text:s/></text:p>
          </table:table-cell>
          <table:table-cell office:value-type="float" office:value="59076" table:style-name="ce4">
            <text:p><text:s/>59,07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9593" table:style-name="ce4">
            <text:p><text:s/>99,593<text:s/></text:p>
          </table:table-cell>
          <table:table-cell office:value-type="float" office:value="275652" table:style-name="ce4">
            <text:p><text:s/>275,652<text:s/></text:p>
          </table:table-cell>
          <table:table-cell office:value-type="float" office:value="132686" table:style-name="ce4">
            <text:p><text:s/>132,686<text:s/></text:p>
          </table:table-cell>
          <table:table-cell office:value-type="float" office:value="142966" table:style-name="ce4">
            <text:p><text:s/>142,96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2534" table:style-name="ce4">
            <text:p><text:s/>102,534<text:s/></text:p>
          </table:table-cell>
          <table:table-cell office:value-type="float" office:value="287072" table:style-name="ce4">
            <text:p><text:s/>287,072<text:s/></text:p>
          </table:table-cell>
          <table:table-cell office:value-type="float" office:value="139294" table:style-name="ce4">
            <text:p><text:s/>139,294<text:s/></text:p>
          </table:table-cell>
          <table:table-cell office:value-type="float" office:value="147778" table:style-name="ce4">
            <text:p><text:s/>147,778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91268" table:style-name="ce4">
            <text:p><text:s/>91,268<text:s/></text:p>
          </table:table-cell>
          <table:table-cell office:value-type="float" office:value="252290" table:style-name="ce4">
            <text:p><text:s/>252,290<text:s/></text:p>
          </table:table-cell>
          <table:table-cell office:value-type="float" office:value="122347" table:style-name="ce4">
            <text:p><text:s/>122,347<text:s/></text:p>
          </table:table-cell>
          <table:table-cell office:value-type="float" office:value="129943" table:style-name="ce4">
            <text:p><text:s/>129,943<text:s/>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101年" table:style-name="ta2">
        <table:table-column table:style-name="co4" table:default-cell-style-name="ce1"/>
        <table:table-column table:style-name="co5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臺北市<text:span text:style-name="T1">101</text:span>年底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4">
            <text:p>區　別</text:p>
          </table:table-cell>
          <table:table-cell office:value-type="string" table:number-columns-spanned="1" table:number-rows-spanned="2" table:style-name="ce16">
            <text:p>戶　數</text:p>
          </table:table-cell>
          <table:table-cell office:value-type="string" table:number-columns-spanned="3" table:number-rows-spanned="1" table:style-name="ce1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1017063" table:style-name="ce3">
            <text:p><text:s/>1,017,063<text:s/></text:p>
          </table:table-cell>
          <table:table-cell office:value-type="float" office:value="2673226" table:style-name="ce8">
            <text:p>2,673,226</text:p>
          </table:table-cell>
          <table:table-cell office:value-type="float" office:value="1285361" table:style-name="ce5">
            <text:p><text:s/>1,285,361<text:s/></text:p>
          </table:table-cell>
          <table:table-cell office:value-type="float" office:value="1387865" table:style-name="ce9">
            <text:p><text:s/>1,387,86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9619" table:style-name="ce3">
            <text:p><text:s/>79,619<text:s/></text:p>
          </table:table-cell>
          <table:table-cell office:value-type="float" office:value="210905" table:style-name="ce8">
            <text:p>210,905</text:p>
          </table:table-cell>
          <table:table-cell office:value-type="float" office:value="99878" table:style-name="ce5">
            <text:p><text:s/>99,878<text:s/></text:p>
          </table:table-cell>
          <table:table-cell office:value-type="float" office:value="111027" table:style-name="ce9">
            <text:p><text:s/>111,027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8021" table:style-name="ce3">
            <text:p><text:s/>88,021<text:s/></text:p>
          </table:table-cell>
          <table:table-cell office:value-type="float" office:value="227734" table:style-name="ce8">
            <text:p>227,734</text:p>
          </table:table-cell>
          <table:table-cell office:value-type="float" office:value="109454" table:style-name="ce5">
            <text:p><text:s/>109,454<text:s/></text:p>
          </table:table-cell>
          <table:table-cell office:value-type="float" office:value="118280" table:style-name="ce9">
            <text:p><text:s/>118,28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8969" table:style-name="ce3">
            <text:p><text:s/>118,969<text:s/></text:p>
          </table:table-cell>
          <table:table-cell office:value-type="float" office:value="313426" table:style-name="ce8">
            <text:p>313,426</text:p>
          </table:table-cell>
          <table:table-cell office:value-type="float" office:value="147104" table:style-name="ce5">
            <text:p><text:s/>147,104<text:s/></text:p>
          </table:table-cell>
          <table:table-cell office:value-type="float" office:value="166322" table:style-name="ce9">
            <text:p><text:s/>166,322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6025" table:style-name="ce3">
            <text:p><text:s/>96,025<text:s/></text:p>
          </table:table-cell>
          <table:table-cell office:value-type="float" office:value="226659" table:style-name="ce8">
            <text:p>226,659</text:p>
          </table:table-cell>
          <table:table-cell office:value-type="float" office:value="106173" table:style-name="ce5">
            <text:p><text:s/>106,173<text:s/></text:p>
          </table:table-cell>
          <table:table-cell office:value-type="float" office:value="120486" table:style-name="ce9">
            <text:p><text:s/>120,48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3952" table:style-name="ce3">
            <text:p><text:s/>63,952<text:s/></text:p>
          </table:table-cell>
          <table:table-cell office:value-type="float" office:value="162154" table:style-name="ce8">
            <text:p>162,154</text:p>
          </table:table-cell>
          <table:table-cell office:value-type="float" office:value="77924" table:style-name="ce5">
            <text:p><text:s/>77,924<text:s/></text:p>
          </table:table-cell>
          <table:table-cell office:value-type="float" office:value="84230" table:style-name="ce9">
            <text:p><text:s/>84,23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9850" table:style-name="ce3">
            <text:p><text:s/>49,850<text:s/></text:p>
          </table:table-cell>
          <table:table-cell office:value-type="float" office:value="128809" table:style-name="ce8">
            <text:p>128,809</text:p>
          </table:table-cell>
          <table:table-cell office:value-type="float" office:value="63230" table:style-name="ce5">
            <text:p><text:s/>63,230<text:s/></text:p>
          </table:table-cell>
          <table:table-cell office:value-type="float" office:value="65579" table:style-name="ce9">
            <text:p><text:s/>65,579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6572" table:style-name="ce3">
            <text:p><text:s/>76,572<text:s/></text:p>
          </table:table-cell>
          <table:table-cell office:value-type="float" office:value="192628" table:style-name="ce8">
            <text:p>192,628</text:p>
          </table:table-cell>
          <table:table-cell office:value-type="float" office:value="95577" table:style-name="ce5">
            <text:p><text:s/>95,577<text:s/></text:p>
          </table:table-cell>
          <table:table-cell office:value-type="float" office:value="97051" table:style-name="ce9">
            <text:p><text:s/>97,051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100822" table:style-name="ce3">
            <text:p><text:s/>100,822<text:s/></text:p>
          </table:table-cell>
          <table:table-cell office:value-type="float" office:value="269310" table:style-name="ce8">
            <text:p>269,310</text:p>
          </table:table-cell>
          <table:table-cell office:value-type="float" office:value="130055" table:style-name="ce5">
            <text:p><text:s/>130,055<text:s/></text:p>
          </table:table-cell>
          <table:table-cell office:value-type="float" office:value="139255" table:style-name="ce9">
            <text:p><text:s/>139,25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4251" table:style-name="ce3">
            <text:p><text:s/>44,251<text:s/></text:p>
          </table:table-cell>
          <table:table-cell office:value-type="float" office:value="118490" table:style-name="ce8">
            <text:p>118,490</text:p>
          </table:table-cell>
          <table:table-cell office:value-type="float" office:value="58025" table:style-name="ce9">
            <text:p><text:s/>58,025<text:s/></text:p>
          </table:table-cell>
          <table:table-cell office:value-type="float" office:value="60465" table:style-name="ce9">
            <text:p><text:s/>60,46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102207" table:style-name="ce3">
            <text:p><text:s/>102,207<text:s/></text:p>
          </table:table-cell>
          <table:table-cell office:value-type="float" office:value="280025" table:style-name="ce8">
            <text:p>280,025</text:p>
          </table:table-cell>
          <table:table-cell office:value-type="float" office:value="134591" table:style-name="ce9">
            <text:p><text:s/>134,591<text:s/></text:p>
          </table:table-cell>
          <table:table-cell office:value-type="float" office:value="145434" table:style-name="ce9">
            <text:p><text:s/>145,43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4022" table:style-name="ce3">
            <text:p><text:s/>104,022<text:s/></text:p>
          </table:table-cell>
          <table:table-cell office:value-type="float" office:value="288894" table:style-name="ce8">
            <text:p>288,894</text:p>
          </table:table-cell>
          <table:table-cell office:value-type="float" office:value="140090" table:style-name="ce9">
            <text:p><text:s/>140,090<text:s/></text:p>
          </table:table-cell>
          <table:table-cell office:value-type="float" office:value="148804" table:style-name="ce9">
            <text:p><text:s/>148,80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92753" table:style-name="ce3">
            <text:p><text:s/>92,753<text:s/></text:p>
          </table:table-cell>
          <table:table-cell office:value-type="float" office:value="254192" table:style-name="ce8">
            <text:p>254,192</text:p>
          </table:table-cell>
          <table:table-cell office:value-type="float" office:value="123260" table:style-name="ce9">
            <text:p><text:s/>123,260<text:s/></text:p>
          </table:table-cell>
          <table:table-cell office:value-type="float" office:value="130932" table:style-name="ce9">
            <text:p><text:s/>130,932<text:s/>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102年" table:style-name="ta2"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default-cell-style-name="ce10"/>
        <table:table-column table:style-name="co6" table:number-columns-repeated="16379" table:default-cell-style-name="ce10"/>
        <table:table-row table:style-name="ro1">
          <table:table-cell office:value-type="string" table:number-columns-spanned="5" table:number-rows-spanned="1" table:style-name="ce13">
            <text:p>臺北市<text:span text:style-name="T1">102</text:span>年底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5">
            <text:p>區別</text:p>
          </table:table-cell>
          <table:table-cell office:value-type="string" table:number-columns-spanned="1" table:number-rows-spanned="2" table:style-name="ce15">
            <text:p>戶數</text:p>
          </table:table-cell>
          <table:table-cell office:value-type="string" table:number-columns-spanned="3" table:number-rows-spanned="1" table:style-name="ce15">
            <text:p>人口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1">
            <text:p>總計</text:p>
          </table:table-cell>
          <table:table-cell office:value-type="string" table:style-name="ce11">
            <text:p>男</text:p>
          </table:table-cell>
          <table:table-cell office:value-type="string" table:style-name="ce11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1026738" table:style-name="ce9">
            <text:p><text:s/>1,026,738<text:s/></text:p>
          </table:table-cell>
          <table:table-cell office:value-type="float" office:value="2686516" table:style-name="ce8">
            <text:p>2,686,516</text:p>
          </table:table-cell>
          <table:table-cell office:value-type="float" office:value="1289945" table:style-name="ce5">
            <text:p><text:s/>1,289,945<text:s/></text:p>
          </table:table-cell>
          <table:table-cell office:value-type="float" office:value="1396571" table:style-name="ce9">
            <text:p><text:s/>1,396,571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9801" table:style-name="ce9">
            <text:p><text:s/>79,801<text:s/></text:p>
          </table:table-cell>
          <table:table-cell office:value-type="float" office:value="210343" table:style-name="ce8">
            <text:p>210,343</text:p>
          </table:table-cell>
          <table:table-cell office:value-type="float" office:value="99484" table:style-name="ce5">
            <text:p><text:s/>99,484<text:s/></text:p>
          </table:table-cell>
          <table:table-cell office:value-type="float" office:value="110859" table:style-name="ce9">
            <text:p><text:s/>110,859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8412" table:style-name="ce9">
            <text:p><text:s/>88,412<text:s/></text:p>
          </table:table-cell>
          <table:table-cell office:value-type="float" office:value="228496" table:style-name="ce8">
            <text:p>228,496</text:p>
          </table:table-cell>
          <table:table-cell office:value-type="float" office:value="109662" table:style-name="ce5">
            <text:p><text:s/>109,662<text:s/></text:p>
          </table:table-cell>
          <table:table-cell office:value-type="float" office:value="118834" table:style-name="ce9">
            <text:p><text:s/>118,83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9480" table:style-name="ce9">
            <text:p><text:s/>119,480<text:s/></text:p>
          </table:table-cell>
          <table:table-cell office:value-type="float" office:value="313363" table:style-name="ce8">
            <text:p>313,363</text:p>
          </table:table-cell>
          <table:table-cell office:value-type="float" office:value="146933" table:style-name="ce5">
            <text:p><text:s/>146,933<text:s/></text:p>
          </table:table-cell>
          <table:table-cell office:value-type="float" office:value="166430" table:style-name="ce9">
            <text:p><text:s/>166,43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7336" table:style-name="ce9">
            <text:p><text:s/>97,336<text:s/></text:p>
          </table:table-cell>
          <table:table-cell office:value-type="float" office:value="228753" table:style-name="ce8">
            <text:p>228,753</text:p>
          </table:table-cell>
          <table:table-cell office:value-type="float" office:value="106998" table:style-name="ce5">
            <text:p><text:s/>106,998<text:s/></text:p>
          </table:table-cell>
          <table:table-cell office:value-type="float" office:value="121755" table:style-name="ce9">
            <text:p><text:s/>121,75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4589" table:style-name="ce9">
            <text:p><text:s/>64,589<text:s/></text:p>
          </table:table-cell>
          <table:table-cell office:value-type="float" office:value="163140" table:style-name="ce8">
            <text:p>163,140</text:p>
          </table:table-cell>
          <table:table-cell office:value-type="float" office:value="78206" table:style-name="ce5">
            <text:p><text:s/>78,206<text:s/></text:p>
          </table:table-cell>
          <table:table-cell office:value-type="float" office:value="84934" table:style-name="ce9">
            <text:p><text:s/>84,93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50568" table:style-name="ce9">
            <text:p><text:s/>50,568<text:s/></text:p>
          </table:table-cell>
          <table:table-cell office:value-type="float" office:value="129820" table:style-name="ce8">
            <text:p>129,820</text:p>
          </table:table-cell>
          <table:table-cell office:value-type="float" office:value="63576" table:style-name="ce5">
            <text:p><text:s/>63,576<text:s/></text:p>
          </table:table-cell>
          <table:table-cell office:value-type="float" office:value="66244" table:style-name="ce9">
            <text:p><text:s/>66,24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7218" table:style-name="ce9">
            <text:p><text:s/>77,218<text:s/></text:p>
          </table:table-cell>
          <table:table-cell office:value-type="float" office:value="193480" table:style-name="ce8">
            <text:p>193,480</text:p>
          </table:table-cell>
          <table:table-cell office:value-type="float" office:value="95823" table:style-name="ce5">
            <text:p><text:s/>95,823<text:s/></text:p>
          </table:table-cell>
          <table:table-cell office:value-type="float" office:value="97657" table:style-name="ce9">
            <text:p><text:s/>97,657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101903" table:style-name="ce9">
            <text:p><text:s/>101,903<text:s/></text:p>
          </table:table-cell>
          <table:table-cell office:value-type="float" office:value="271341" table:style-name="ce8">
            <text:p>271,341</text:p>
          </table:table-cell>
          <table:table-cell office:value-type="float" office:value="130887" table:style-name="ce5">
            <text:p><text:s/>130,887<text:s/></text:p>
          </table:table-cell>
          <table:table-cell office:value-type="float" office:value="140454" table:style-name="ce9">
            <text:p><text:s/>140,45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5045" table:style-name="ce9">
            <text:p><text:s/>45,045<text:s/></text:p>
          </table:table-cell>
          <table:table-cell office:value-type="float" office:value="119752" table:style-name="ce8">
            <text:p>119,752</text:p>
          </table:table-cell>
          <table:table-cell office:value-type="float" office:value="58603" table:style-name="ce9">
            <text:p><text:s/>58,603<text:s/></text:p>
          </table:table-cell>
          <table:table-cell office:value-type="float" office:value="61149" table:style-name="ce9">
            <text:p><text:s/>61,149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103801" table:style-name="ce9">
            <text:p><text:s/>103,801<text:s/></text:p>
          </table:table-cell>
          <table:table-cell office:value-type="float" office:value="282842" table:style-name="ce8">
            <text:p>282,842</text:p>
          </table:table-cell>
          <table:table-cell office:value-type="float" office:value="135718" table:style-name="ce9">
            <text:p><text:s/>135,718<text:s/></text:p>
          </table:table-cell>
          <table:table-cell office:value-type="float" office:value="147124" table:style-name="ce9">
            <text:p><text:s/>147,124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4767" table:style-name="ce9">
            <text:p><text:s/>104,767<text:s/></text:p>
          </table:table-cell>
          <table:table-cell office:value-type="float" office:value="289742" table:style-name="ce8">
            <text:p>289,742</text:p>
          </table:table-cell>
          <table:table-cell office:value-type="float" office:value="140361" table:style-name="ce9">
            <text:p><text:s/>140,361<text:s/></text:p>
          </table:table-cell>
          <table:table-cell office:value-type="float" office:value="149381" table:style-name="ce9">
            <text:p><text:s/>149,381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93818" table:style-name="ce9">
            <text:p><text:s/>93,818<text:s/></text:p>
          </table:table-cell>
          <table:table-cell office:value-type="float" office:value="255444" table:style-name="ce8">
            <text:p>255,444</text:p>
          </table:table-cell>
          <table:table-cell office:value-type="float" office:value="123694" table:style-name="ce9">
            <text:p><text:s/>123,694<text:s/></text:p>
          </table:table-cell>
          <table:table-cell office:value-type="float" office:value="131750" table:style-name="ce9">
            <text:p><text:s/>131,750<text:s/>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103年" table:style-name="ta3"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7" table:default-cell-style-name="ce10"/>
        <table:table-column table:style-name="co6" table:number-columns-repeated="16379" table:default-cell-style-name="ce10"/>
        <table:table-row table:style-name="ro2">
          <table:table-cell office:value-type="string" table:number-columns-spanned="5" table:number-rows-spanned="1" table:style-name="ce13">
            <text:p>臺北市<text:span text:style-name="T1">103</text:span>年底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5">
            <text:p>區別</text:p>
          </table:table-cell>
          <table:table-cell office:value-type="string" table:number-columns-spanned="1" table:number-rows-spanned="2" table:style-name="ce15">
            <text:p>戶數</text:p>
          </table:table-cell>
          <table:table-cell office:value-type="string" table:number-columns-spanned="3" table:number-rows-spanned="1" table:style-name="ce15">
            <text:p>人口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男</text:p>
          </table:table-cell>
          <table:table-cell office:value-type="string" table:style-name="ce11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1037402" table:style-name="ce9">
            <text:p><text:s/>1,037,402<text:s/></text:p>
          </table:table-cell>
          <table:table-cell office:value-type="float" office:value="2702315" table:style-name="ce8">
            <text:p>2,702,315</text:p>
          </table:table-cell>
          <table:table-cell office:value-type="float" office:value="1295636" table:style-name="ce9">
            <text:p><text:s/>1,295,636<text:s/></text:p>
          </table:table-cell>
          <table:table-cell office:value-type="float" office:value="1406679" table:style-name="ce9">
            <text:p><text:s/>1,406,679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80073" table:style-name="ce9">
            <text:p><text:s/>80,073<text:s/></text:p>
          </table:table-cell>
          <table:table-cell office:value-type="float" office:value="210473" table:style-name="ce8">
            <text:p>210,473</text:p>
          </table:table-cell>
          <table:table-cell office:value-type="float" office:value="99430" table:style-name="ce9">
            <text:p><text:s/>99,430<text:s/></text:p>
          </table:table-cell>
          <table:table-cell office:value-type="float" office:value="111043" table:style-name="ce9">
            <text:p><text:s/>111,043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9181" table:style-name="ce9">
            <text:p><text:s/>89,181<text:s/></text:p>
          </table:table-cell>
          <table:table-cell office:value-type="float" office:value="229657" table:style-name="ce5">
            <text:p><text:s/>229,657<text:s/></text:p>
          </table:table-cell>
          <table:table-cell office:value-type="float" office:value="110182" table:style-name="ce9">
            <text:p><text:s/>110,182<text:s/></text:p>
          </table:table-cell>
          <table:table-cell office:value-type="float" office:value="119475" table:style-name="ce8">
            <text:p>119,4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20178" table:style-name="ce9">
            <text:p><text:s/>120,178<text:s/></text:p>
          </table:table-cell>
          <table:table-cell office:value-type="float" office:value="313693" table:style-name="ce5">
            <text:p><text:s/>313,693<text:s/></text:p>
          </table:table-cell>
          <table:table-cell office:value-type="float" office:value="146903" table:style-name="ce9">
            <text:p><text:s/>146,903<text:s/></text:p>
          </table:table-cell>
          <table:table-cell office:value-type="float" office:value="166790" table:style-name="ce8">
            <text:p>166,7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8324" table:style-name="ce9">
            <text:p><text:s/>98,324<text:s/></text:p>
          </table:table-cell>
          <table:table-cell office:value-type="float" office:value="230496" table:style-name="ce5">
            <text:p><text:s/>230,496<text:s/></text:p>
          </table:table-cell>
          <table:table-cell office:value-type="float" office:value="107664" table:style-name="ce9">
            <text:p><text:s/>107,664<text:s/></text:p>
          </table:table-cell>
          <table:table-cell office:value-type="float" office:value="122832" table:style-name="ce8">
            <text:p>122,8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5087" table:style-name="ce9">
            <text:p><text:s/>65,087<text:s/></text:p>
          </table:table-cell>
          <table:table-cell office:value-type="float" office:value="163388" table:style-name="ce5">
            <text:p><text:s/>163,388<text:s/></text:p>
          </table:table-cell>
          <table:table-cell office:value-type="float" office:value="78158" table:style-name="ce9">
            <text:p><text:s/>78,158<text:s/></text:p>
          </table:table-cell>
          <table:table-cell office:value-type="float" office:value="85230" table:style-name="ce8">
            <text:p>85,2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51164" table:style-name="ce9">
            <text:p><text:s/>51,164<text:s/></text:p>
          </table:table-cell>
          <table:table-cell office:value-type="float" office:value="130973" table:style-name="ce5">
            <text:p><text:s/>130,973<text:s/></text:p>
          </table:table-cell>
          <table:table-cell office:value-type="float" office:value="64003" table:style-name="ce9">
            <text:p><text:s/>64,003<text:s/></text:p>
          </table:table-cell>
          <table:table-cell office:value-type="float" office:value="66970" table:style-name="ce8">
            <text:p>66,97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8157" table:style-name="ce9">
            <text:p><text:s/>78,157<text:s/></text:p>
          </table:table-cell>
          <table:table-cell office:value-type="float" office:value="194715" table:style-name="ce5">
            <text:p><text:s/>194,715<text:s/></text:p>
          </table:table-cell>
          <table:table-cell office:value-type="float" office:value="96205" table:style-name="ce9">
            <text:p><text:s/>96,205<text:s/></text:p>
          </table:table-cell>
          <table:table-cell office:value-type="float" office:value="98510" table:style-name="ce8">
            <text:p>98,5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103299" table:style-name="ce9">
            <text:p><text:s/>103,299<text:s/></text:p>
          </table:table-cell>
          <table:table-cell office:value-type="float" office:value="273921" table:style-name="ce5">
            <text:p><text:s/>273,921<text:s/></text:p>
          </table:table-cell>
          <table:table-cell office:value-type="float" office:value="131932" table:style-name="ce9">
            <text:p><text:s/>131,932<text:s/></text:p>
          </table:table-cell>
          <table:table-cell office:value-type="float" office:value="141989" table:style-name="ce8">
            <text:p>141,98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5863" table:style-name="ce9">
            <text:p><text:s/>45,863<text:s/></text:p>
          </table:table-cell>
          <table:table-cell office:value-type="float" office:value="121257" table:style-name="ce9">
            <text:p><text:s/>121,257<text:s/></text:p>
          </table:table-cell>
          <table:table-cell office:value-type="float" office:value="59213" table:style-name="ce9">
            <text:p><text:s/>59,213<text:s/></text:p>
          </table:table-cell>
          <table:table-cell office:value-type="float" office:value="62044" table:style-name="ce8">
            <text:p>62,0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105416" table:style-name="ce9">
            <text:p><text:s/>105,416<text:s/></text:p>
          </table:table-cell>
          <table:table-cell office:value-type="float" office:value="285767" table:style-name="ce9">
            <text:p><text:s/>285,767<text:s/></text:p>
          </table:table-cell>
          <table:table-cell office:value-type="float" office:value="136922" table:style-name="ce9">
            <text:p><text:s/>136,922<text:s/></text:p>
          </table:table-cell>
          <table:table-cell office:value-type="float" office:value="148845" table:style-name="ce8">
            <text:p>148,8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5568" table:style-name="ce9">
            <text:p><text:s/>105,568<text:s/></text:p>
          </table:table-cell>
          <table:table-cell office:value-type="float" office:value="290455" table:style-name="ce9">
            <text:p><text:s/>290,455<text:s/></text:p>
          </table:table-cell>
          <table:table-cell office:value-type="float" office:value="140510" table:style-name="ce9">
            <text:p><text:s/>140,510<text:s/></text:p>
          </table:table-cell>
          <table:table-cell office:value-type="float" office:value="149945" table:style-name="ce8">
            <text:p>149,9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95092" table:style-name="ce9">
            <text:p><text:s/>95,092<text:s/></text:p>
          </table:table-cell>
          <table:table-cell office:value-type="float" office:value="257520" table:style-name="ce9">
            <text:p><text:s/>257,520<text:s/></text:p>
          </table:table-cell>
          <table:table-cell office:value-type="float" office:value="124514" table:style-name="ce9">
            <text:p><text:s/>124,514<text:s/></text:p>
          </table:table-cell>
          <table:table-cell office:value-type="float" office:value="133006" table:style-name="ce8">
            <text:p>133,006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104年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臺北市<text:span text:style-name="T1">104</text:span>年底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5">
            <text:p>區別</text:p>
          </table:table-cell>
          <table:table-cell office:value-type="string" table:number-columns-spanned="1" table:number-rows-spanned="2" table:style-name="ce15">
            <text:p>戶數</text:p>
          </table:table-cell>
          <table:table-cell office:value-type="string" table:number-columns-spanned="3" table:number-rows-spanned="1" table:style-name="ce15">
            <text:p>人口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男</text:p>
          </table:table-cell>
          <table:table-cell office:value-type="string" table:style-name="ce11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計</text:p>
          </table:table-cell>
          <table:table-cell office:value-type="float" office:value="1043948" table:style-name="ce9">
            <text:p><text:s/>1,043,948<text:s/></text:p>
          </table:table-cell>
          <table:table-cell office:value-type="float" office:value="2704810" table:style-name="ce8">
            <text:p>2,704,810</text:p>
          </table:table-cell>
          <table:table-cell office:value-type="float" office:value="1295462" table:style-name="ce9">
            <text:p><text:s/>1,295,462<text:s/></text:p>
          </table:table-cell>
          <table:table-cell office:value-type="float" office:value="1409348" table:style-name="ce9">
            <text:p><text:s/>1,409,348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80293" table:style-name="ce9">
            <text:p><text:s/>80,293<text:s/></text:p>
          </table:table-cell>
          <table:table-cell office:value-type="float" office:value="209714" table:style-name="ce8">
            <text:p>209,714</text:p>
          </table:table-cell>
          <table:table-cell office:value-type="float" office:value="98853" table:style-name="ce9">
            <text:p><text:s/>98,853<text:s/></text:p>
          </table:table-cell>
          <table:table-cell office:value-type="float" office:value="110861" table:style-name="ce9">
            <text:p><text:s/>110,861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9546" table:style-name="ce9">
            <text:p><text:s/>89,546<text:s/></text:p>
          </table:table-cell>
          <table:table-cell office:value-type="float" office:value="229211" table:style-name="ce5">
            <text:p><text:s/>229,211<text:s/></text:p>
          </table:table-cell>
          <table:table-cell office:value-type="float" office:value="109806" table:style-name="ce9">
            <text:p><text:s/>109,806<text:s/></text:p>
          </table:table-cell>
          <table:table-cell office:value-type="float" office:value="119405" table:style-name="ce8">
            <text:p>119,4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20402" table:style-name="ce9">
            <text:p><text:s/>120,402<text:s/></text:p>
          </table:table-cell>
          <table:table-cell office:value-type="float" office:value="313058" table:style-name="ce5">
            <text:p><text:s/>313,058<text:s/></text:p>
          </table:table-cell>
          <table:table-cell office:value-type="float" office:value="146483" table:style-name="ce9">
            <text:p><text:s/>146,483<text:s/></text:p>
          </table:table-cell>
          <table:table-cell office:value-type="float" office:value="166575" table:style-name="ce8">
            <text:p>166,5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9158" table:style-name="ce12">
            <text:p><text:s/>99,158<text:s/></text:p>
          </table:table-cell>
          <table:table-cell office:value-type="float" office:value="231350" table:style-name="ce5">
            <text:p><text:s/>231,350<text:s/></text:p>
          </table:table-cell>
          <table:table-cell office:value-type="float" office:value="107979" table:style-name="ce9">
            <text:p><text:s/>107,979<text:s/></text:p>
          </table:table-cell>
          <table:table-cell office:value-type="float" office:value="123371" table:style-name="ce8">
            <text:p>123,3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5296" table:style-name="ce9">
            <text:p><text:s/>65,296<text:s/></text:p>
          </table:table-cell>
          <table:table-cell office:value-type="float" office:value="162475" table:style-name="ce5">
            <text:p><text:s/>162,475<text:s/></text:p>
          </table:table-cell>
          <table:table-cell office:value-type="float" office:value="77598" table:style-name="ce9">
            <text:p><text:s/>77,598<text:s/></text:p>
          </table:table-cell>
          <table:table-cell office:value-type="float" office:value="84877" table:style-name="ce8">
            <text:p>84,8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51516" table:style-name="ce9">
            <text:p><text:s/>51,516<text:s/></text:p>
          </table:table-cell>
          <table:table-cell office:value-type="float" office:value="130929" table:style-name="ce5">
            <text:p><text:s/>130,929<text:s/></text:p>
          </table:table-cell>
          <table:table-cell office:value-type="float" office:value="63996" table:style-name="ce9">
            <text:p><text:s/>63,996<text:s/></text:p>
          </table:table-cell>
          <table:table-cell office:value-type="float" office:value="66933" table:style-name="ce8">
            <text:p>66,93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8316" table:style-name="ce9">
            <text:p><text:s/>78,316<text:s/></text:p>
          </table:table-cell>
          <table:table-cell office:value-type="float" office:value="194339" table:style-name="ce5">
            <text:p><text:s/>194,339<text:s/></text:p>
          </table:table-cell>
          <table:table-cell office:value-type="float" office:value="95916" table:style-name="ce9">
            <text:p><text:s/>95,916<text:s/></text:p>
          </table:table-cell>
          <table:table-cell office:value-type="float" office:value="98423" table:style-name="ce8">
            <text:p>98,4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104415" table:style-name="ce9">
            <text:p><text:s/>104,415<text:s/></text:p>
          </table:table-cell>
          <table:table-cell office:value-type="float" office:value="275367" table:style-name="ce5">
            <text:p><text:s/>275,367<text:s/></text:p>
          </table:table-cell>
          <table:table-cell office:value-type="float" office:value="132457" table:style-name="ce9">
            <text:p><text:s/>132,457<text:s/></text:p>
          </table:table-cell>
          <table:table-cell office:value-type="float" office:value="142910" table:style-name="ce8">
            <text:p>142,9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6428" table:style-name="ce9">
            <text:p><text:s/>46,428<text:s/></text:p>
          </table:table-cell>
          <table:table-cell office:value-type="float" office:value="122245" table:style-name="ce9">
            <text:p><text:s/>122,245<text:s/></text:p>
          </table:table-cell>
          <table:table-cell office:value-type="float" office:value="59710" table:style-name="ce9">
            <text:p><text:s/>59,710<text:s/></text:p>
          </table:table-cell>
          <table:table-cell office:value-type="float" office:value="62535" table:style-name="ce8">
            <text:p>62,5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106545" table:style-name="ce9">
            <text:p><text:s/>106,545<text:s/></text:p>
          </table:table-cell>
          <table:table-cell office:value-type="float" office:value="287566" table:style-name="ce9">
            <text:p><text:s/>287,566<text:s/></text:p>
          </table:table-cell>
          <table:table-cell office:value-type="float" office:value="137719" table:style-name="ce9">
            <text:p><text:s/>137,719<text:s/></text:p>
          </table:table-cell>
          <table:table-cell office:value-type="float" office:value="149847" table:style-name="ce8">
            <text:p>149,8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6323" table:style-name="ce9">
            <text:p><text:s/>106,323<text:s/></text:p>
          </table:table-cell>
          <table:table-cell office:value-type="float" office:value="290694" table:style-name="ce9">
            <text:p><text:s/>290,694<text:s/></text:p>
          </table:table-cell>
          <table:table-cell office:value-type="float" office:value="140453" table:style-name="ce9">
            <text:p><text:s/>140,453<text:s/></text:p>
          </table:table-cell>
          <table:table-cell office:value-type="float" office:value="150241" table:style-name="ce8">
            <text:p>150,2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95710" table:style-name="ce9">
            <text:p><text:s/>95,710<text:s/></text:p>
          </table:table-cell>
          <table:table-cell office:value-type="float" office:value="257862" table:style-name="ce9">
            <text:p><text:s/>257,862<text:s/></text:p>
          </table:table-cell>
          <table:table-cell office:value-type="float" office:value="124492" table:style-name="ce9">
            <text:p><text:s/>124,492<text:s/></text:p>
          </table:table-cell>
          <table:table-cell office:value-type="float" office:value="133370" table:style-name="ce8">
            <text:p>133,370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_91_0_93_" style:display-name="千分位[0]" style:family="table-cell" style:data-style-name="N3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IGER-XP</meta:initial-creator>
    <dc:creator>貴因 楊</dc:creator>
    <meta:creation-date>2012-01-09T06:44:40Z</meta:creation-date>
    <dc:date>2016-01-11T08:09:23Z</dc:date>
  </office:meta>
</office:document-meta>
</file>